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838" officeooo:paragraph-rsid="001ec838"/>
    </style:style>
    <style:style style:name="P2" style:family="paragraph" style:parent-style-name="Standard">
      <style:text-properties officeooo:rsid="00206f48" officeooo:paragraph-rsid="00206f48"/>
    </style:style>
    <style:style style:name="P3" style:family="paragraph" style:parent-style-name="Standard">
      <style:text-properties officeooo:rsid="00210045" officeooo:paragraph-rsid="00210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validation for mobile number field</text:p>
      <text:p text:style-name="P1">Wrong validation for confirm password field same , repeated as the password’s validation</text:p>
      <text:p text:style-name="P2">The password was validated as minimum by 6 characters </text:p>
      <text:p text:style-name="P3">No validation for small letter for last name and it accepts small letters</text:p>
      <text:p text:style-name="P3">No validation if the first name equals the last nam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37:52.134995060</meta:creation-date>
    <dc:date>2019-09-23T02:04:56.902929075</dc:date>
    <meta:editing-duration>PT26M33S</meta:editing-duration>
    <meta:editing-cycles>1</meta:editing-cycles>
    <meta:document-statistic meta:table-count="0" meta:image-count="0" meta:object-count="0" meta:page-count="1" meta:paragraph-count="5" meta:word-count="51" meta:character-count="304" meta:non-whitespace-character-count="257"/>
    <meta:generator>LibreOffice/6.0.7.3$Linux_X86_64 LibreOffice_project/00m0$Build-3</meta:generator>
  </office:meta>
</office:document-meta>
</file>